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19447" officeooo:paragraph-rsid="0021a3da"/>
    </style:style>
    <style:style style:name="P2" style:family="paragraph" style:parent-style-name="Text_20_body">
      <style:text-properties officeooo:rsid="0021d2e0" officeooo:paragraph-rsid="0021d2e0"/>
    </style:style>
    <style:style style:name="P3" style:family="paragraph" style:parent-style-name="Text_20_body">
      <style:text-properties officeooo:rsid="002665e6" officeooo:paragraph-rsid="002665e6"/>
    </style:style>
    <style:style style:name="P4" style:family="paragraph" style:parent-style-name="Text_20_body">
      <style:text-properties fo:font-variant="normal" fo:text-transform="none" fo:color="#222222" style:font-name="Roboto" fo:font-size="12pt" fo:letter-spacing="normal" fo:font-style="normal" fo:font-weight="normal" officeooo:rsid="002d0caf" officeooo:paragraph-rsid="002c784c"/>
    </style:style>
    <style:style style:name="P5" style:family="paragraph" style:parent-style-name="Text_20_body">
      <style:text-properties officeooo:rsid="002c784c" officeooo:paragraph-rsid="002c784c"/>
    </style:style>
    <style:style style:name="P6" style:family="paragraph" style:parent-style-name="Text_20_body">
      <style:text-properties officeooo:rsid="002d0caf" officeooo:paragraph-rsid="002d0caf"/>
    </style:style>
    <style:style style:name="P7" style:family="paragraph" style:parent-style-name="Text_20_body">
      <style:text-properties officeooo:rsid="002e2375" officeooo:paragraph-rsid="002e2375"/>
    </style:style>
    <style:style style:name="P8" style:family="paragraph" style:parent-style-name="Heading_20_2">
      <style:text-properties officeooo:rsid="001fc25d" officeooo:paragraph-rsid="001fc25d"/>
    </style:style>
    <style:style style:name="P9" style:family="paragraph" style:parent-style-name="Heading_20_1">
      <style:paragraph-properties fo:text-align="center" style:justify-single-word="false"/>
    </style:style>
    <style:style style:name="T1" style:family="text">
      <style:text-properties officeooo:rsid="0021a3da"/>
    </style:style>
    <style:style style:name="T2" style:family="text">
      <style:text-properties officeooo:rsid="002310f1"/>
    </style:style>
    <style:style style:name="T3" style:family="text">
      <style:text-properties officeooo:rsid="00248455"/>
    </style:style>
    <style:style style:name="T4" style:family="text">
      <style:text-properties officeooo:rsid="00283706"/>
    </style:style>
    <style:style style:name="T5" style:family="text">
      <style:text-properties officeooo:rsid="002946bf"/>
    </style:style>
    <style:style style:name="T6" style:family="text">
      <style:text-properties officeooo:rsid="002965d3"/>
    </style:style>
    <style:style style:name="T7" style:family="text">
      <style:text-properties officeooo:rsid="002aefc0"/>
    </style:style>
    <style:style style:name="T8" style:family="text">
      <style:text-properties officeooo:rsid="002f0f7c"/>
    </style:style>
    <style:style style:name="T9" style:family="text">
      <style:text-properties officeooo:rsid="0030dffc"/>
    </style:style>
    <style:style style:name="T10" style:family="text">
      <style:text-properties officeooo:rsid="00358b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ygmalion</text:h>
      <text:h text:style-name="P8" text:outline-level="2">Author</text:h>
      <text:p text:style-name="P7">Shaw left Ireland in 1876 and joined his mother in London. Since 1884, after reading Karl Marx's Capital, he joined the socialist movement. George Bernard Shaw choses to become a vegetarian for ethical reasons, but he was also a antivivisectionist. He later wrote several literary criticism and artistic articles, music critic. Shaw wrote for the Saturday Review articles and dramatic criticism essays, polemic against the conventions of the English theater. In 1895 he co-founded the London School of Economics. <text:span text:style-name="T8">During</text:span> a trip to the USSR he knew personally Joseph Stalin bec<text:span text:style-name="T9">o</text:span>m<text:span text:style-name="T9">ing</text:span> a fervent supporter of Stalinist Russia.</text:p>
      <text:h text:style-name="Heading_20_2" text:outline-level="2">Plot</text:h>
      <text:p text:style-name="P1">Covent Garden, 23:15. Some people are sheltering from the rain; among these, the Eynsford-Hill family composed by the mother, Clara and his brother Freddy, who enters the scene without having found a taxi to take them home. When he goes searching again for a taxi, he collides with a flower girl, Eliza; her flowers fall down <text:span text:style-name="T1">and</text:span> a gentleman, the Colonel Pickering, <text:span text:style-name="T1">collects them</text:span>. While Eliza tries to sell his flowers to the colonel, a passerby informs her that a man is taking note of everything <text:span text:style-name="T1">s</text:span>he says; the character in question is Professor Henry Higgins. Once Higgins reveals to people where they were born, a fight breaks out. <text:span text:style-name="T1">It</text:span> <text:span text:style-name="T1">b</text:span>ecomes clear <text:span text:style-name="T1">that</text:span> Higgins Pickering are interested in phonetics; <text:s/>Higgins says Pickering to be able to turn a flower girl into a duchess. At the end of the act, Freddy <text:span text:style-name="T1">come back</text:span> after finding a tax<text:span text:style-name="T1">i, but</text:span> the mother, and sister are gone <text:span text:style-name="T1">away</text:span>. Eliza decides to take his place <text:span text:style-name="T1">on the taxi</text:span>.</text:p>
      <text:p text:style-name="P2">Laboratory of Higgins, the next day. While Higgins is showing Pickering his working tools, the housekeeper, Mrs. Pearce, announces that a young girl wants to meet him: she is Eliza. She says she wants to pay to receive lessons to talk as a flower seller. The professor claims to turn her into a duchess; Pickering gives him a challenge, and says that he will pay the lessons for the girl. Mrs Pearce tells Higgings how to behave in the presence of the girl. Later Alfred Doolittle, Eliza's father, <text:span text:style-name="T2">comes home</text:span> with the <text:span text:style-name="T2">only</text:span> aim of extorting money <text:span text:style-name="T2">from</text:span> Higgins; It is not interested <text:span text:style-name="T3">about the</text:span> daughter as father <text:span text:style-name="T3">and he is</text:span> also aggressive.</text:p>
      <text:p text:style-name="P3">Mrs. Higgins seating. Higgins tells her mother she has with him a young town girl to whom he gave lessons; but the woman is not very impressed by his son's attempt to get his approval, because that <text:span text:style-name="T5">day</text:span>is her "day of visits". <text:span text:style-name="T6">In this case</text:span> are the Eynsford-Hill. Upon their arrival, Higgins <text:span text:style-name="T7">is</text:span> rude. Then comes Eliza and immediately join the conversation. Freddy Eynsford-Hill asks if she is going to walk in the park, <text:span text:style-name="T4">but she refuses</text:span>. Higgins asks the mother's opinion and Mrs. Higgins says that the girl is unpresentable, but neither Higgins or Pickering understand it, and leave confident and excited for Eliza social ascent. It is certainly a very difficult job, but it is also true that the two are immersed in this bet!</text:p>
      <text:p text:style-name="P5">Higgins laboratory. It's midnight, and Higgins, Pickering and Eliza returned from a dance. Colonel congratulates Professor for winning the bet. When they go to sleep, Higgins asks him where his slippers, and while back in his room Eliza throws them to him him. The rest of the scene takes care of the girl, who does not know what he will do in life, and Higgins, who do not fully understand her problems. The professor says that she could marry, but Eliza believes that with these words Higgins is expressing the intention of selling her as a prostitute. Finally she gives her jewelry to Higgins cutting his ties with Higgins.</text:p>
      <text:p text:style-name="P6">Mrs. Higgins seating. Higgins and Pickering don't found Eliza. Doolittle, returns, this time dressed in a wedding dress and transformed in a member of the middle class. The scene ends with another confrontation between Higgins and Eliza and the marriage of her.</text:p>
      <text:p text:style-name="P4"><text:soft-pag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3M53S</meta:editing-duration>
    <meta:editing-cycles>23</meta:editing-cycles>
    <meta:generator>LibreOffice/5.0.5.2$Windows_x86 LibreOffice_project/55b006a02d247b5f7215fc6ea0fde844b30035b3</meta:generator>
    <dc:date>2016-09-15T20:33:11.097000000</dc:date>
    <meta:document-statistic meta:table-count="0" meta:image-count="0" meta:object-count="0" meta:page-count="2" meta:paragraph-count="10" meta:word-count="654" meta:character-count="3812" meta:non-whitespace-character-count="3165"/>
    <meta:user-defined meta:name="Automatic aligning" meta:value-type="boolean">true</meta:user-defined>
    <meta:user-defined meta:name="Automatic chaining" meta:value-type="boolean">true</meta:user-defined>
    <meta:user-defined meta:name="Automatic formatting" meta:value-type="boolean">false</meta:user-defined>
    <meta:user-defined meta:name="Automatic vector size" meta:value-type="float">20</meta:user-defined>
    <meta:user-defined meta:name="Differentials notation" meta:value-type="string">dfdt</meta:user-defined>
    <meta:user-defined meta:name="Equation line break text" meta:value-type="string"/>
    <meta:user-defined meta:name="Exponent" meta:value-type="float">0</meta:user-defined>
    <meta:user-defined meta:name="Fixed point notation" meta:value-type="boolean">false</meta:user-defined>
    <meta:user-defined meta:name="Include file 1" meta:value-type="string"/>
    <meta:user-defined meta:name="Include file 2" meta:value-type="string"/>
    <meta:user-defined meta:name="Include file 3" meta:value-type="string"/>
    <meta:user-defined meta:name="Include file init.imath" meta:value-type="boolean">true</meta:user-defined>
    <meta:user-defined meta:name="Include file substitutions.imath" meta:value-type="boolean">false</meta:user-defined>
    <meta:user-defined meta:name="Include file units.imath" meta:value-type="boolean">false</meta:user-defined>
    <meta:user-defined meta:name="Info 1" meta:value-type="string"/>
    <meta:user-defined meta:name="Info 2" meta:value-type="string"/>
    <meta:user-defined meta:name="Info 3" meta:value-type="string"/>
    <meta:user-defined meta:name="Info 4" meta:value-type="string"/>
    <meta:user-defined meta:name="Inhibit underflow exception" meta:value-type="boolean">true</meta:user-defined>
    <meta:user-defined meta:name="Master document URL" meta:value-type="string"/>
    <meta:user-defined meta:name="Precision" meta:value-type="float">4</meta:user-defined>
    <meta:user-defined meta:name="Preferred units" meta:value-type="string"/>
    <meta:user-defined meta:name="iMath version" meta:value-type="string">2.1.0</meta:user-defined>
  </office:meta>
</office:document-meta>
</file>